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73261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2a0500"/>
    </style:style>
    <style:style style:name="P6" style:family="paragraph" style:parent-style-name="Standard" style:list-style-name="L1">
      <style:paragraph-properties fo:margin-top="0cm" fo:margin-bottom="0.275cm" style:contextual-spacing="false"/>
      <style:text-properties officeooo:rsid="0024b44b" officeooo:paragraph-rsid="002a0500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73261" officeooo:paragraph-rsid="0024b44b"/>
    </style:style>
    <style:style style:name="P8" style:family="paragraph" style:parent-style-name="Standard" style:list-style-name="L1">
      <style:paragraph-properties fo:margin-top="0cm" fo:margin-bottom="0.275cm" style:contextual-spacing="false"/>
      <style:text-properties officeooo:rsid="00273261" officeooo:paragraph-rsid="00273261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rsid="00273261" officeooo:paragraph-rsid="002b9508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rsid="002b9508" officeooo:paragraph-rsid="002b9508"/>
    </style:style>
    <style:style style:name="P11" style:family="paragraph" style:parent-style-name="Standard">
      <style:paragraph-properties fo:margin-top="0cm" fo:margin-bottom="0.275cm" style:contextual-spacing="false"/>
      <style:text-properties officeooo:paragraph-rsid="00260697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4b44b"/>
    </style:style>
    <style:style style:name="T2" style:family="text">
      <style:text-properties style:font-name-asian="標楷體"/>
    </style:style>
    <style:style style:name="T3" style:family="text">
      <style:text-properties officeooo:rsid="00260697"/>
    </style:style>
    <style:style style:name="T4" style:family="text">
      <style:text-properties officeooo:rsid="00273261"/>
    </style:style>
    <style:style style:name="T5" style:family="text">
      <style:text-properties officeooo:rsid="002a0500"/>
    </style:style>
    <style:style style:name="T6" style:family="text">
      <style:text-properties officeooo:rsid="002b9508"/>
    </style:style>
    <style:style style:name="T7" style:family="text">
      <style:text-properties officeooo:rsid="002d10f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5">2</text:span></text:p>
      <text:p text:style-name="P2">Due date: <text:span text:style-name="T5">2</text:span><text:span text:style-name="T7">7</text:span> <text:span text:style-name="T3">October</text:span> 202<text:span text:style-name="T1">3</text:span></text:p>
      <text:p text:style-name="P3">TA: <text:span text:style-name="T2">鄒冠勳</text:span> E81<text:span text:style-name="T1">4</text:span> </text:p>
      <text:p text:style-name="Standard"/>
      <text:list xml:id="list953450350" text:style-name="L1">
        <text:list-item>
          <text:p text:style-name="P6"><text:span text:style-name="T4">(30%) </text:span><text:span text:style-name="T5">Compute the following determinant: </text:span></text:p>
          <text:list>
            <text:list-item>
              <text:list>
                <text:list-item>
                  <text:list>
                    <text:list-header>
                      <text:p text:style-name="P6"/>
                      <text:p text:style-name="P6"><text:span text:style-name="T3"><draw:g text:anchor-type="as-char" svg:y="-1.369cm" draw:z-index="0" draw:style-name="gr1"><svg:title>TexMaths</svg:title><svg:desc>12§inline§\left[\begin{array}{ccccc}
2 &amp; 0 &amp; 1 &amp; 2 &amp; 0\\
2 &amp; -1 &amp; 0 &amp; 1 &amp; 1\\
0 &amp; 1 &amp; 2 &amp; 1 &amp; 2\\
-2 &amp; 0 &amp; 2 &amp; -1 &amp; 2\\
2 &amp; 0 &amp; 0 &amp; 1 &amp; 1
\end{array}\right]§svg§600§FALSE§</svg:desc><draw:g draw:style-name="gr2"><draw:path draw:style-name="gr47" draw:text-style-name="P12" svg:width="4.526cm" svg:height="2.485cm" svg:x="0.001cm" svg:y="0.023cm" svg:viewBox="0 0 4527 2486" svg:d="M2265 2486c-755 0-1510 0-2265 0 0-829 0-1658 0-2486 1509 0 3018 0 4527 0 0 828 0 1657 0 2486-754 0-1509 0-2262 0z"><text:p/></draw:path><draw:path draw:style-name="gr48" draw:text-style-name="P13" svg:width="0.139cm" svg:height="0.758cm" svg:x="0.117cm" svg:y="0.001cm" svg:viewBox="0 0 140 759" svg:d="M0 759c10 0 19 0 29 0 0-244 0-487 0-730 37 0 74 0 111 0 0-10 0-19 0-29-46 0-93 0-140 0 0 253 0 505 0 759z"><text:p/></draw:path><draw:path draw:style-name="gr49" draw:text-style-name="P13" svg:width="0.028cm" svg:height="0.253cm" svg:x="0.117cm" svg:y="0.759cm" svg:viewBox="0 0 29 254" svg:d="M0 254c10 0 19 0 29 0 0-85 0-169 0-254-10 0-19 0-29 0 0 85 0 169 0 254z"><text:p/></draw:path><draw:path draw:style-name="gr50" draw:text-style-name="P13" svg:width="0.028cm" svg:height="0.252cm" svg:x="0.117cm" svg:y="1.012cm" svg:viewBox="0 0 29 253" svg:d="M0 253c10 0 19 0 29 0 0-84 0-169 0-253-10 0-19 0-29 0 0 84 0 169 0 253z"><text:p/></draw:path><draw:path draw:style-name="gr51" draw:text-style-name="P13" svg:width="0.028cm" svg:height="0.252cm" svg:x="0.117cm" svg:y="1.265cm" svg:viewBox="0 0 29 253" svg:d="M0 253c10 0 19 0 29 0 0-84 0-169 0-253-10 0-19 0-29 0 0 84 0 169 0 253z"><text:p/></draw:path><draw:path draw:style-name="gr52" draw:text-style-name="P13" svg:width="0.028cm" svg:height="0.253cm" svg:x="0.117cm" svg:y="1.517cm" svg:viewBox="0 0 29 254" svg:d="M0 254c10 0 19 0 29 0 0-85 0-169 0-254-10 0-19 0-29 0 0 85 0 169 0 254z"><text:p/></draw:path><draw:path draw:style-name="gr53" draw:text-style-name="P13" svg:width="0.139cm" svg:height="0.758cm" svg:x="0.117cm" svg:y="1.771cm" svg:viewBox="0 0 140 759" svg:d="M0 759c47 0 94 0 140 0 0-10 0-20 0-29-37 0-74 0-111 0 0-244 0-486 0-730-10 0-19 0-29 0 0 253 0 505 0 759z"><text:p/></draw:path><draw:path draw:style-name="gr54" draw:text-style-name="P13" svg:width="0.168cm" svg:height="0.28cm" svg:x="0.656cm" svg:y="0.074cm" svg:viewBox="0 0 169 281" svg:d="M32 248c16-14 30-28 46-43 65-59 91-81 91-123 0-48-38-82-90-82-48 0-79 38-79 77 0 23 22 23 23 23 7 0 21-5 21-22 0-11-7-23-21-23-4 0-5 0-6 1 9-27 32-43 56-43 39 0 58 34 58 69 0 33-22 67-45 93-27 30-54 60-81 90-5 5-5 6-5 16 53 0 104 0 157 0 4-24 9-49 12-73-3 0-7 0-11 0-2 12-4 31-9 37-3 3-31 3-40 3-25 0-51 0-77 0z"><text:p/></draw:path><draw:path draw:style-name="gr55" draw:text-style-name="P13" svg:width="0.177cm" svg:height="0.289cm" svg:x="1.613cm" svg:y="0.074cm" svg:viewBox="0 0 178 290" svg:d="M178 146c0-34-3-68-17-99-21-40-54-47-72-47-25 0-57 11-73 50-15 29-16 62-16 96 0 32 1 70 19 101 18 35 48 43 70 43 21 0 54-9 73-49 13-29 16-62 16-95zM89 281c-17 0-42-11-49-51-5-26-5-64-5-90s0-54 3-76c8-51 40-54 51-54 13 0 41 7 49 49 4 24 4 55 4 81 0 33 0 62-4 88-7 40-31 53-49 53z"><text:p/></draw:path><draw:path draw:style-name="gr56" draw:text-style-name="P13" svg:width="0.138cm" svg:height="0.28cm" svg:x="2.429cm" svg:y="0.074cm" svg:viewBox="0 0 139 281" svg:d="M86 11c0-10 0-11-9-11-27 28-64 28-77 28 0 3 0 8 0 12 8 0 34 0 55-11 0 73 0 145 0 218 0 16-1 21-39 21-5 0-9 0-14 0 0 4 0 8 0 13 15-1 52-1 69-1s54 0 68 1c0-5 0-9 0-13-5 0-8 0-13 0-38 0-40-5-40-21 0-79 0-157 0-236z"><text:p/></draw:path><draw:path draw:style-name="gr57" draw:text-style-name="P13" svg:width="0.167cm" svg:height="0.28cm" svg:x="3.209cm" svg:y="0.074cm" svg:viewBox="0 0 168 281" svg:d="M32 248c15-14 30-28 45-43 66-59 91-81 91-123 0-48-38-82-89-82-48 0-79 38-79 77 0 23 20 23 23 23 6 0 21-5 21-22 0-11-8-23-22-23-4 0-4 0-5 1 9-27 32-43 56-43 39 0 57 34 57 69 0 33-21 67-45 93-26 30-54 60-80 90-5 5-5 6-5 16 52 0 104 0 156 0 4-24 8-49 12-73-4 0-7 0-11 0-1 12-5 31-8 37-4 3-31 3-41 3-25 0-50 0-76 0z"><text:p/></draw:path><draw:path draw:style-name="gr58" draw:text-style-name="P13" svg:width="0.177cm" svg:height="0.289cm" svg:x="4.001cm" svg:y="0.074cm" svg:viewBox="0 0 178 290" svg:d="M178 146c0-34-3-68-17-99-21-40-54-47-72-47-25 0-57 11-73 50-15 29-16 62-16 96 0 32 1 70 18 101 19 35 49 43 70 43 22 0 55-9 74-49 13-29 16-62 16-95zM88 281c-16 0-41-11-48-51-5-26-5-64-5-90s0-54 3-76c8-51 40-54 50-54 14 0 42 7 50 49 4 24 4 55 4 81 0 33 0 62-4 88-7 40-31 53-50 53z"><text:p/></draw:path><draw:path draw:style-name="gr59" draw:text-style-name="P13" svg:width="0.168cm" svg:height="0.28cm" svg:x="0.656cm" svg:y="0.58cm" svg:viewBox="0 0 169 281" svg:d="M32 248c16-14 30-30 46-44 65-58 91-80 91-122 0-48-38-82-90-82-48 0-79 38-79 76 0 24 22 24 23 24 7 0 21-5 21-23 0-11-7-22-21-22-4 0-5 0-6 0 9-26 32-42 56-42 39 0 58 34 58 69 0 33-22 67-45 92-27 30-54 61-81 91-5 5-5 5-5 16 53 0 104 0 157 0 4-24 9-49 12-73-3 0-7 0-11 0-2 12-4 31-9 37-3 3-31 3-40 3-25 0-51 0-77 0z"><text:p/></draw:path><draw:path draw:style-name="gr60" draw:text-style-name="P13" svg:width="0.256cm" svg:height="0.016cm" svg:x="1.467cm" svg:y="0.748cm" svg:viewBox="0 0 257 17" svg:d="M242 17c8 0 15 0 15-9 0-8-7-8-15-8-75 0-152 0-228 0-7 0-14 0-14 8 0 9 7 9 14 9 76 0 153 0 228 0z"><text:p/></draw:path><draw:path draw:style-name="gr61" draw:text-style-name="P13" svg:width="0.138cm" svg:height="0.28cm" svg:x="1.798cm" svg:y="0.58cm" svg:viewBox="0 0 139 281" svg:d="M86 11c0-11 0-11-9-11-27 26-64 26-77 26 0 5 0 9 0 14 8 0 34 0 55-11 0 73 0 145 0 218 0 16-1 21-39 21-5 0-9 0-14 0 0 4 0 8 0 13 15-1 52-1 69-1s54 0 68 1c0-5 0-9 0-13-5 0-8 0-13 0-38 0-40-5-40-21 0-79 0-157 0-236z"><text:p/></draw:path><draw:path draw:style-name="gr62" draw:text-style-name="P13" svg:width="0.177cm" svg:height="0.288cm" svg:x="2.407cm" svg:y="0.58cm" svg:viewBox="0 0 178 289" svg:d="M178 145c0-33-2-67-17-98-19-41-54-47-71-47-26 0-56 11-74 49-14 30-16 63-16 96s2 70 19 102c18 34 49 42 70 42 23 0 55-8 73-48 14-30 16-62 16-96zM89 281c-17 0-41-11-49-52-4-25-4-63-4-89s0-55 2-78c9-49 40-54 51-54 14 0 42 9 50 51 4 23 4 55 4 81 0 32 0 60-5 88-6 40-30 53-49 53z"><text:p/></draw:path><draw:path draw:style-name="gr63" draw:text-style-name="P13" svg:width="0.138cm" svg:height="0.28cm" svg:x="3.226cm" svg:y="0.58cm" svg:viewBox="0 0 139 281" svg:d="M86 11c0-11 0-11-9-11-27 26-64 26-77 26 0 5 0 9 0 14 8 0 32 0 55-11 0 73 0 145 0 218 0 16-1 21-39 21-5 0-9 0-14 0 0 4 0 8 0 13 15-1 52-1 69-1s53 0 68 1c0-5 0-9 0-13-5 0-9 0-14 0-37 0-39-5-39-21 0-79 0-157 0-236z"><text:p/></draw:path><draw:path draw:style-name="gr64" draw:text-style-name="P13" svg:width="0.138cm" svg:height="0.28cm" svg:x="4.021cm" svg:y="0.58cm" svg:viewBox="0 0 139 281" svg:d="M86 11c0-11 0-11-9-11-27 26-64 26-77 26 0 5 0 9 0 14 8 0 34 0 55-11 0 73 0 145 0 218 0 16-1 21-38 21-5 0-10 0-15 0 0 4 0 8 0 13 16-1 52-1 69-1s54 0 68 1c0-5 0-9 0-13-5 0-8 0-13 0-38 0-40-5-40-21 0-79 0-157 0-236z"><text:p/></draw:path><draw:path draw:style-name="gr65" draw:text-style-name="P13" svg:width="0.177cm" svg:height="0.289cm" svg:x="0.651cm" svg:y="1.086cm" svg:viewBox="0 0 178 290" svg:d="M178 146c0-33-2-67-17-98-19-41-54-48-71-48-25 0-56 11-74 50-14 29-16 63-16 96 0 32 2 70 19 102 18 34 49 42 70 42 23 0 55-8 73-49 14-29 16-61 16-95zM89 281c-16 0-41-10-49-51-4-25-4-64-4-88 0-28 0-56 2-78 9-51 40-54 51-54 14 0 42 7 50 49 4 24 4 56 4 83 0 31 0 60-5 86-6 41-30 53-49 53z"><text:p/></draw:path><draw:path draw:style-name="gr66" draw:text-style-name="P13" svg:width="0.138cm" svg:height="0.28cm" svg:x="1.633cm" svg:y="1.086cm" svg:viewBox="0 0 139 281" svg:d="M86 11c0-10 0-11-9-11-27 28-63 28-77 28 0 4 0 8 0 13 8 0 34 0 55-11 0 73 0 145 0 218 0 15-1 20-38 20-5 0-10 0-15 0 0 4 0 8 0 13 16-1 52-1 69-1s54 0 68 1c0-5 0-9 0-13-5 0-8 0-13 0-38 0-40-4-40-20 0-79 0-158 0-237z"><text:p/></draw:path><draw:path draw:style-name="gr67" draw:text-style-name="P13" svg:width="0.167cm" svg:height="0.28cm" svg:x="2.412cm" svg:y="1.086cm" svg:viewBox="0 0 168 281" svg:d="M32 248c16-14 30-28 46-43 65-57 90-80 90-123 0-48-37-82-89-82-48 0-79 40-79 77 0 24 22 24 23 24 7 0 21-6 21-23 0-11-7-22-21-22-4 0-5 0-6 0 9-27 32-43 56-43 39 0 57 35 57 69s-21 67-44 93c-27 30-54 60-81 90-5 5-5 6-5 16 53 0 104 0 157 0 4-24 7-49 11-73-4 0-6 0-10 0-2 13-6 31-9 37-4 3-31 3-40 3-25 0-51 0-77 0z"><text:p/></draw:path><draw:path draw:style-name="gr68" draw:text-style-name="P13" svg:width="0.138cm" svg:height="0.28cm" svg:x="3.226cm" svg:y="1.086cm" svg:viewBox="0 0 139 281" svg:d="M86 11c0-10 0-11-9-11-27 28-64 28-77 28 0 4 0 8 0 13 8 0 32 0 55-11 0 73 0 145 0 218 0 15-1 20-39 20-5 0-9 0-14 0 0 4 0 8 0 13 15-1 52-1 69-1s53 0 68 1c0-5 0-9 0-13-5 0-9 0-14 0-37 0-39-4-39-20 0-79 0-158 0-237z"><text:p/></draw:path><draw:path draw:style-name="gr69" draw:text-style-name="P13" svg:width="0.167cm" svg:height="0.28cm" svg:x="4.006cm" svg:y="1.086cm" svg:viewBox="0 0 168 281" svg:d="M32 248c15-14 30-28 45-43 66-57 91-80 91-123 0-48-38-82-90-82-47 0-78 40-78 77 0 24 20 24 22 24 7 0 21-6 21-23 0-11-7-22-21-22-4 0-5 0-6 0 9-27 32-43 57-43 39 0 57 35 57 69s-22 67-45 93c-27 30-54 60-81 90-4 5-4 6-4 16 52 0 104 0 156 0 4-24 8-49 12-73-4 0-7 0-11 0-2 13-5 31-9 37-3 3-30 3-40 3-25 0-50 0-76 0z"><text:p/></draw:path><draw:path draw:style-name="gr70" draw:text-style-name="P13" svg:width="0.257cm" svg:height="0.016cm" svg:x="0.506cm" svg:y="1.758cm" svg:viewBox="0 0 258 17" svg:d="M244 17c7 0 14 0 14-9 0-8-7-8-14-8-76 0-153 0-228 0-8 0-16 0-16 8 0 9 8 9 16 9 75 0 152 0 228 0z"><text:p/></draw:path><draw:path draw:style-name="gr71" draw:text-style-name="P13" svg:width="0.167cm" svg:height="0.28cm" svg:x="0.821cm" svg:y="1.591cm" svg:viewBox="0 0 168 281" svg:d="M32 248c15-14 30-28 45-43 66-59 91-81 91-123 0-48-37-82-89-82-48 0-79 38-79 77 0 23 22 23 23 23 7 0 21-5 21-22 0-12-7-23-22-23-4 0-4 0-5 1 9-27 32-43 56-43 39 0 57 34 57 69 0 33-21 67-45 93-26 30-54 60-80 90-5 5-5 6-5 16 52 0 104 0 156 0 4-24 8-49 12-73-4 0-7 0-11 0-1 12-5 31-8 37-4 3-31 3-41 3-25 0-50 0-76 0z"><text:p/></draw:path><draw:path draw:style-name="gr72" draw:text-style-name="P13" svg:width="0.177cm" svg:height="0.289cm" svg:x="1.613cm" svg:y="1.591cm" svg:viewBox="0 0 178 290" svg:d="M178 146c0-34-3-68-17-99-21-40-54-47-72-47-25 0-57 11-73 50-15 29-16 62-16 96 0 32 1 70 19 101 18 35 48 43 70 43 21 0 54-9 73-49 13-29 16-62 16-95zM89 281c-17 0-42-11-49-52-5-25-5-63-5-89s0-54 3-76c8-51 40-54 51-54 13 0 41 7 49 49 4 23 4 55 4 81 0 33 0 62-4 88-7 40-31 53-49 53z"><text:p/></draw:path><draw:path draw:style-name="gr73" draw:text-style-name="P13" svg:width="0.167cm" svg:height="0.28cm" svg:x="2.412cm" svg:y="1.591cm" svg:viewBox="0 0 168 281" svg:d="M32 248c16-14 30-28 46-43 65-59 90-81 90-123 0-48-37-82-89-82-48 0-79 38-79 77 0 23 22 23 23 23 7 0 21-5 21-22 0-12-7-23-21-23-4 0-5 0-6 1 9-27 32-43 56-43 39 0 57 34 57 69 0 33-21 67-44 93-27 30-54 60-81 90-5 5-5 6-5 16 53 0 104 0 157 0 4-24 7-49 11-73-4 0-6 0-10 0-2 12-6 31-9 37-4 3-31 3-40 3-25 0-51 0-77 0z"><text:p/></draw:path><draw:path draw:style-name="gr74" draw:text-style-name="P13" svg:width="0.257cm" svg:height="0.016cm" svg:x="3.059cm" svg:y="1.758cm" svg:viewBox="0 0 258 17" svg:d="M242 17c8 0 16 0 16-9 0-8-8-8-16-8-75 0-152 0-228 0-7 0-14 0-14 8 0 9 7 9 14 9 76 0 153 0 228 0z"><text:p/></draw:path><draw:path draw:style-name="gr75" draw:text-style-name="P13" svg:width="0.138cm" svg:height="0.28cm" svg:x="3.389cm" svg:y="1.591cm" svg:viewBox="0 0 139 281" svg:d="M86 11c0-10 0-11-9-11-27 26-64 26-77 26 0 5 0 9 0 14 8 0 34 0 55-11 0 73 0 145 0 218 0 16-1 21-38 21-5 0-10 0-15 0 0 4 0 8 0 13 16-1 52-1 69-1s54 0 68 1c0-5 0-9 0-13-5 0-8 0-13 0-38 0-40-5-40-21 0-79 0-157 0-236z"><text:p/></draw:path><draw:path draw:style-name="gr76" draw:text-style-name="P13" svg:width="0.167cm" svg:height="0.28cm" svg:x="4.006cm" svg:y="1.591cm" svg:viewBox="0 0 168 281" svg:d="M32 248c15-14 30-28 45-43 66-59 91-81 91-123 0-48-38-82-90-82-47 0-78 38-78 77 0 23 20 23 22 23 7 0 21-5 21-22 0-12-7-23-21-23-4 0-5 0-6 1 9-27 32-43 57-43 39 0 57 34 57 69 0 33-22 67-45 93-27 30-54 60-81 90-4 5-4 6-4 16 52 0 104 0 156 0 4-24 8-49 12-73-4 0-7 0-11 0-2 12-5 31-9 37-3 3-30 3-40 3-25 0-50 0-76 0z"><text:p/></draw:path><draw:path draw:style-name="gr77" draw:text-style-name="P13" svg:width="0.168cm" svg:height="0.28cm" svg:x="0.656cm" svg:y="2.098cm" svg:viewBox="0 0 169 281" svg:d="M32 248c16-14 30-30 46-44 65-58 91-80 91-122 0-48-38-82-90-82-48 0-79 38-79 76 0 24 22 24 23 24 7 0 21-5 21-23 0-11-7-22-21-22-4 0-5 0-6 0 9-26 32-42 56-42 39 0 58 34 58 69 0 33-22 67-45 92-27 30-54 61-81 91-5 4-5 5-5 16 53 0 104 0 157 0 4-25 9-49 12-75-3 0-7 0-11 0-2 14-4 32-9 39-3 3-31 3-40 3-25 0-51 0-77 0z"><text:p/></draw:path><draw:path draw:style-name="gr78" draw:text-style-name="P13" svg:width="0.177cm" svg:height="0.288cm" svg:x="1.613cm" svg:y="2.098cm" svg:viewBox="0 0 178 289" svg:d="M178 145c0-33-3-67-17-98-21-41-54-47-72-47-25 0-57 11-73 49-15 30-16 63-16 96s1 70 19 102c18 34 48 42 70 42 21 0 54-8 73-48 13-30 16-62 16-96zM89 281c-17 0-42-11-49-52-5-25-5-63-5-89 0-27 0-55 3-78 8-49 40-54 51-54 13 0 41 9 49 50 4 24 4 56 4 82 0 32 0 60-4 88-7 40-31 53-49 53z"><text:p/></draw:path><draw:path draw:style-name="gr79" draw:text-style-name="P13" svg:width="0.177cm" svg:height="0.288cm" svg:x="2.407cm" svg:y="2.098cm" svg:viewBox="0 0 178 289" svg:d="M178 145c0-33-2-67-17-98-19-41-54-47-71-47-26 0-56 11-74 49-14 30-16 63-16 96s2 70 19 102c18 34 49 42 70 42 23 0 55-8 73-48 14-30 16-62 16-96zM89 281c-17 0-41-11-49-52-4-25-4-63-4-89 0-27 0-55 2-78 9-49 40-54 51-54 14 0 42 9 50 50 4 24 4 56 4 82 0 32 0 60-5 88-6 40-30 53-49 53z"><text:p/></draw:path><draw:path draw:style-name="gr80" draw:text-style-name="P13" svg:width="0.138cm" svg:height="0.28cm" svg:x="3.226cm" svg:y="2.098cm" svg:viewBox="0 0 139 281" svg:d="M86 11c0-11 0-11-9-11-27 26-64 26-77 26 0 5 0 9 0 14 8 0 32 0 55-11 0 73 0 145 0 218 0 16-1 21-39 21-5 0-9 0-14 0 0 4 0 8 0 13 15-1 52-1 69-1s53 0 68 1c0-5 0-9 0-13-5 0-9 0-14 0-37 0-39-5-39-21 0-79 0-157 0-236z"><text:p/></draw:path><draw:path draw:style-name="gr81" draw:text-style-name="P13" svg:width="0.138cm" svg:height="0.28cm" svg:x="4.021cm" svg:y="2.098cm" svg:viewBox="0 0 139 281" svg:d="M86 11c0-11 0-11-9-11-27 26-64 26-77 26 0 5 0 9 0 14 8 0 34 0 55-11 0 73 0 145 0 218 0 16-1 21-38 21-5 0-10 0-15 0 0 4 0 8 0 13 16-1 52-1 69-1s54 0 68 1c0-5 0-9 0-13-5 0-8 0-13 0-38 0-40-5-40-21 0-79 0-157 0-236z"><text:p/></draw:path><draw:path draw:style-name="gr82" draw:text-style-name="P13" svg:width="0.139cm" svg:height="0.758cm" svg:x="4.409cm" svg:y="0.001cm" svg:viewBox="0 0 140 759" svg:d="M112 759c9 0 19 0 28 0 0-254 0-506 0-759-46 0-93 0-140 0 0 10 0 19 0 29 37 0 74 0 112 0 0 243 0 486 0 730z"><text:p/></draw:path><draw:path draw:style-name="gr83" draw:text-style-name="P13" svg:width="0.028cm" svg:height="0.253cm" svg:x="4.521cm" svg:y="0.759cm" svg:viewBox="0 0 29 254" svg:d="M0 254c10 0 19 0 29 0 0-85 0-169 0-254-10 0-19 0-29 0 0 85 0 169 0 254z"><text:p/></draw:path><draw:path draw:style-name="gr84" draw:text-style-name="P13" svg:width="0.028cm" svg:height="0.252cm" svg:x="4.521cm" svg:y="1.012cm" svg:viewBox="0 0 29 253" svg:d="M0 253c10 0 19 0 29 0 0-84 0-169 0-253-10 0-19 0-29 0 0 84 0 169 0 253z"><text:p/></draw:path><draw:path draw:style-name="gr85" draw:text-style-name="P13" svg:width="0.028cm" svg:height="0.252cm" svg:x="4.521cm" svg:y="1.265cm" svg:viewBox="0 0 29 253" svg:d="M0 253c10 0 19 0 29 0 0-84 0-169 0-253-10 0-19 0-29 0 0 84 0 169 0 253z"><text:p/></draw:path><draw:path draw:style-name="gr86" draw:text-style-name="P13" svg:width="0.028cm" svg:height="0.253cm" svg:x="4.521cm" svg:y="1.517cm" svg:viewBox="0 0 29 254" svg:d="M0 254c10 0 19 0 29 0 0-85 0-169 0-254-10 0-19 0-29 0 0 85 0 169 0 254z"><text:p/></draw:path><draw:path draw:style-name="gr87" draw:text-style-name="P13" svg:width="0.139cm" svg:height="0.758cm" svg:x="4.409cm" svg:y="1.771cm" svg:viewBox="0 0 140 759" svg:d="M112 730c-38 0-75 0-112 0 0 9 0 19 0 29 47 0 94 0 140 0 0-254 0-506 0-759-9 0-19 0-28 0 0 244 0 486 0 730z"><text:p/></draw:path></draw:g></draw:g></text:span><text:span text:style-name="T3">. </text:span></text:p>
                    </text:list-header>
                  </text:list>
                </text:list-item>
              </text:list>
            </text:list-item>
          </text:list>
        </text:list-item>
      </text:list>
      <text:p text:style-name="P11"/>
      <text:list xml:id="list230416265369369" text:continue-numbering="true" text:style-name="L1">
        <text:list-item>
          <text:p text:style-name="P7">(<text:span text:style-name="T5">4</text:span>0%) <text:span text:style-name="T5">Compute the eigenspaces of</text:span></text:p>
          <text:list>
            <text:list-item>
              <text:p text:style-name="P9"><draw:g text:anchor-type="as-char" svg:y="-0.736cm" draw:z-index="3" draw:style-name="gr1"><svg:title>TexMaths</svg:title><svg:desc>12§inline§\bm{A} = \left[ 
\begin{array}{cc}
1 &amp; 0 \vspace{4pt}\\
1 &amp; 1
\end{array}
\right]§svg§600§FALSE§</svg:desc><draw:g draw:style-name="gr2"><draw:path draw:style-name="gr21" draw:text-style-name="P12" svg:width="2.473cm" svg:height="1.218cm" svg:x="0.007cm" svg:y="0.023cm" svg:viewBox="0 0 2474 1219" svg:d="M1238 1219c-413 0-825 0-1238 0 0-407 0-812 0-1219 824 0 1650 0 2474 0 0 407 0 812 0 1219-412 0-824 0-1236 0z"><text:p/></draw:path><draw:path draw:style-name="gr22" draw:text-style-name="P13" svg:width="0.288cm" svg:height="0.3cm" svg:x="0.001cm" svg:y="0.437cm" svg:viewBox="0 0 289 301" svg:d="M60 253c-17 29-34 34-52 36-4 0-8 0-8 9 0 2 1 3 5 3 12 0 24-1 36-1 14 0 29 1 42 1 3 0 8 0 8-7 0-5-3-5-7-5-10-1-19-5-19-15 0-5 2-10 6-16 11-18 21-36 32-54 35 0 71 0 106 0 0 10 6 66 6 71 0 12-22 14-30 14-6 0-10 0-10 9 0 3 5 3 6 3 17 0 35-1 52-1 11 0 37 1 48 1 2 0 8 0 8-8 0-4-5-4-11-4-25 0-25-3-26-15-8-88-18-176-26-263-2-9-2-11-9-11-6 0-8 4-11 7-49 82-97 165-146 246zM110 191c28-46 56-93 83-138 5 45 10 92 15 138-33 0-65 0-98 0z"><text:p/></draw:path><draw:path draw:style-name="gr23" draw:text-style-name="P13" svg:width="0.28cm" svg:height="0.097cm" svg:x="0.442cm" svg:y="0.584cm" svg:viewBox="0 0 281 98" svg:d="M266 17c6 0 15 0 15-9 0-8-9-8-15-8-84 0-168 0-252 0-6 0-14 0-14 8 0 9 8 9 14 9 84 0 168 0 252 0zM266 98c6 0 15 0 15-8s-9-8-15-8c-84 0-168 0-252 0-6 0-14 0-14 8s8 8 14 8c84 0 168 0 252 0z"><text:p/></draw:path><draw:path draw:style-name="gr24" draw:text-style-name="P13" svg:width="0.124cm" svg:height="1.261cm" svg:x="0.98cm" svg:y="0.001cm" svg:viewBox="0 0 125 1262" svg:d="M0 1262c42 0 83 0 125 0 0-8 0-18 0-26-34 0-66 0-100 0 0-403 0-807 0-1210 34 0 66 0 100 0 0-8 0-18 0-26-42 0-83 0-125 0 0 421 0 841 0 1262z"><text:p/></draw:path><draw:path draw:style-name="gr25" draw:text-style-name="P13" svg:width="0.138cm" svg:height="0.28cm" svg:x="1.356cm" svg:y="0.115cm" svg:viewBox="0 0 139 281" svg:d="M86 12c0-11 0-12-9-12-27 28-64 28-77 28 0 4 0 8 0 13 8 0 34 0 55-11 0 72 0 145 0 217 0 16-1 21-39 21-5 0-9 0-14 0 0 3 0 8 0 13 15-1 52-1 69-1s54 0 68 1c0-5 0-10 0-13-5 0-8 0-13 0-38 0-40-5-40-21 0-78 0-157 0-235z"><text:p/></draw:path><draw:path draw:style-name="gr26" draw:text-style-name="P13" svg:width="0.177cm" svg:height="0.289cm" svg:x="1.967cm" svg:y="0.115cm" svg:viewBox="0 0 178 290" svg:d="M178 146c0-33-3-67-17-98-19-41-54-48-72-48-25 0-55 12-73 50-14 29-16 63-16 96 0 32 2 70 19 101 18 35 49 43 70 43 23 0 55-9 73-49 13-29 16-61 16-95zM89 281c-17 0-41-11-49-51-5-25-5-64-5-88 0-28 0-56 3-78 9-51 40-54 51-54 14 0 42 7 50 49 4 24 4 55 4 83 0 31 0 60-5 86-6 41-30 53-49 53z"><text:p/></draw:path><draw:path draw:style-name="gr27" draw:text-style-name="P13" svg:width="0.138cm" svg:height="0.28cm" svg:x="1.356cm" svg:y="0.788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28" draw:text-style-name="P13" svg:width="0.138cm" svg:height="0.28cm" svg:x="1.989cm" svg:y="0.788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29" draw:text-style-name="P13" svg:width="0.124cm" svg:height="1.261cm" svg:x="2.377cm" svg:y="0.001cm" svg:viewBox="0 0 125 1262" svg:d="M98 1236c-32 0-66 0-98 0 0 8 0 18 0 26 42 0 83 0 125 0 0-421 0-841 0-1262-42 0-83 0-125 0 0 8 0 18 0 26 32 0 66 0 98 0 0 403 0 807 0 1210z"><text:p/></draw:path></draw:g></draw:g><text:s text:c="5"/>(<text:span text:style-name="T5">2</text:span>0%)</text:p>
            </text:list-item>
            <text:list-item>
              <text:p text:style-name="P9"><draw:g text:anchor-type="as-char" svg:y="-0.736cm" draw:z-index="4" draw:style-name="gr1"><svg:title>TexMaths</svg:title><svg:desc>12§inline§\bm{B} = \left[ 
\begin{array}{cc}
-2 &amp; 2 \vspace{4pt}\\
2 &amp; 1
\end{array}
\right]§svg§600§FALSE§</svg:desc><draw:g draw:style-name="gr2"><draw:path draw:style-name="gr11" draw:text-style-name="P12" svg:width="2.826cm" svg:height="1.218cm" svg:x="0.004cm" svg:y="0.023cm" svg:viewBox="0 0 2827 1219" svg:d="M1414 1219c-471 0-943 0-1414 0 0-407 0-812 0-1219 942 0 1885 0 2827 0 0 407 0 812 0 1219-471 0-942 0-1413 0z"><text:p/></draw:path><draw:path draw:style-name="gr12" draw:text-style-name="P13" svg:width="0.3cm" svg:height="0.286cm" svg:x="0.001cm" svg:y="0.451cm" svg:viewBox="0 0 301 287" svg:d="M49 254c-3 17-5 21-38 21-7 0-11 0-11 8 0 4 4 4 11 4 50 0 101 0 151 0 66 0 116-49 116-90 0-31-25-55-66-60 45-9 89-40 89-79 0-32-27-58-79-58-47 0-95 0-142 0-7 0-12 0-12 8 0 5 4 5 12 5 2 0 9 0 16 0 8 1 12 1 12 7 0 2 0 3-1 9-19 75-39 150-58 225zM113 133c8-35 18-69 26-104 4-15 5-16 23-16s37 0 55 0c36 0 46 24 46 43 0 38-36 77-88 77-20 0-42 0-62 0zM95 275c-6 0-7 0-10-1-5 0-6-2-6-4 0-1 0-2 3-10 9-39 19-78 28-117 27 0 54 0 81 0 41 0 48 31 48 49 0 42-37 83-88 83-19 0-37 0-56 0z"><text:p/></draw:path><draw:path draw:style-name="gr13" draw:text-style-name="P13" svg:width="0.279cm" svg:height="0.097cm" svg:x="0.465cm" svg:y="0.584cm" svg:viewBox="0 0 280 98" svg:d="M265 17c7 0 15 0 15-9 0-8-8-8-14-8-84 0-169 0-253 0-6 0-13 0-13 8 0 9 7 9 14 9 84 0 167 0 251 0zM266 98c6 0 14 0 14-8s-8-8-15-8c-84 0-167 0-251 0-7 0-14 0-14 8s7 8 13 8c84 0 169 0 253 0z"><text:p/></draw:path><draw:path draw:style-name="gr14" draw:text-style-name="P13" svg:width="0.124cm" svg:height="1.261cm" svg:x="1.001cm" svg:y="0.001cm" svg:viewBox="0 0 125 1262" svg:d="M0 1262c42 0 83 0 125 0 0-8 0-18 0-26-33 0-66 0-99 0 0-403 0-807 0-1210 33 0 66 0 99 0 0-8 0-18 0-26-42 0-83 0-125 0 0 421 0 841 0 1262z"><text:p/></draw:path><draw:path draw:style-name="gr15" draw:text-style-name="P13" svg:width="0.256cm" svg:height="0.016cm" svg:x="1.378cm" svg:y="0.282cm" svg:viewBox="0 0 257 17" svg:d="M242 17c8 0 15 0 15-9 0-8-7-8-15-8-75 0-152 0-228 0-7 0-14 0-14 8 0 9 7 9 14 9 76 0 153 0 228 0z"><text:p/></draw:path><draw:path draw:style-name="gr16" draw:text-style-name="P13" svg:width="0.167cm" svg:height="0.28cm" svg:x="1.69cm" svg:y="0.115cm" svg:viewBox="0 0 168 281" svg:d="M32 248c15-14 30-28 45-43 66-57 91-80 91-123 0-48-37-82-89-82-48 0-79 40-79 77 0 24 22 24 23 24 7 0 21-6 21-23 0-11-7-22-22-22-3 0-4 0-5 0 9-27 32-43 56-43 39 0 57 35 57 69s-21 67-45 93c-26 30-54 60-80 90-5 5-5 6-5 16 53 0 104 0 157 0 4-25 7-49 11-73-4 0-6 0-10 0-2 13-6 31-9 37-4 3-31 3-41 3-25 0-50 0-76 0z"><text:p/></draw:path><draw:path draw:style-name="gr17" draw:text-style-name="P13" svg:width="0.167cm" svg:height="0.28cm" svg:x="2.322cm" svg:y="0.115cm" svg:viewBox="0 0 168 281" svg:d="M32 248c15-14 30-28 45-43 66-57 91-80 91-123 0-48-37-82-89-82-48 0-79 40-79 77 0 24 22 24 23 24 7 0 21-6 21-23 0-11-7-22-22-22-3 0-4 0-5 0 9-27 32-43 56-43 39 0 57 35 57 69s-21 67-45 93c-26 30-54 60-80 90-5 5-5 6-5 16 53 0 104 0 157 0 4-25 7-49 11-73-4 0-6 0-10 0-2 13-6 31-9 37-4 3-31 3-41 3-25 0-50 0-76 0z"><text:p/></draw:path><draw:path draw:style-name="gr18" draw:text-style-name="P13" svg:width="0.167cm" svg:height="0.28cm" svg:x="1.527cm" svg:y="0.788cm" svg:viewBox="0 0 168 281" svg:d="M32 248c15-14 30-28 45-43 66-59 91-81 91-123 0-48-38-82-90-82-47 0-78 38-78 76 0 24 20 24 22 24 7 0 21-5 21-22 0-12-7-23-21-23-4 0-5 0-6 1 9-27 32-43 57-43 39 0 57 34 57 69 0 33-22 67-45 93-27 30-54 60-81 90-4 5-4 5-4 16 52 0 104 0 156 0 4-25 8-49 12-73-4 0-7 0-11 0-2 12-5 31-9 37-3 3-30 3-40 3-25 0-50 0-76 0z"><text:p/></draw:path><draw:path draw:style-name="gr19" draw:text-style-name="P13" svg:width="0.138cm" svg:height="0.28cm" svg:x="2.339cm" svg:y="0.788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20" draw:text-style-name="P13" svg:width="0.124cm" svg:height="1.261cm" svg:x="2.728cm" svg:y="0.001cm" svg:viewBox="0 0 125 1262" svg:d="M98 1236c-32 0-66 0-98 0 0 8 0 18 0 26 42 0 83 0 125 0 0-421 0-841 0-1262-42 0-83 0-125 0 0 8 0 18 0 26 32 0 66 0 98 0 0 403 0 807 0 1210z"><text:p/></draw:path></draw:g></draw:g><text:s text:c="3"/>(<text:span text:style-name="T5">2</text:span>0%)</text:p>
            </text:list-item>
          </text:list>
        </text:list-item>
        <text:list-item>
          <text:p text:style-name="P5"><text:span text:style-name="T4">(</text:span><text:span text:style-name="T6">1</text:span><text:span text:style-name="T5">0</text:span><text:span text:style-name="T4">%) </text:span><text:span text:style-name="T5">Prove that any set of </text:span><text:span text:style-name="T5"><draw:g text:anchor-type="as-char" svg:y="-0.189cm" draw:z-index="1" draw:style-name="gr1"><svg:title>TexMaths</svg:title><svg:desc>12§display§n§svg§600§FALSE§</svg:desc><draw:g draw:style-name="gr2"><draw:path draw:style-name="gr45" draw:text-style-name="P12" svg:width="0.196cm" svg:height="0.144cm" svg:x="0.01cm" svg:y="0.022cm" svg:viewBox="0 0 197 145" svg:d="M0 0c65 0 131 0 197 0 0 48 0 97 0 145-66 0-132 0-197 0 0-48 0-97 0-145z"><text:p/></draw:path><draw:path draw:style-name="gr46" draw:text-style-name="P13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5"><text:s/>orthogonal vectors </text:span><text:span text:style-name="T5"><draw:g text:anchor-type="as-char" svg:y="-0.314cm" draw:z-index="2" draw:style-name="gr1"><svg:title>TexMaths</svg:title><svg:desc>12§display§\{\mathbf{v}_1,\mathbf{v}_2,\ldots,\mathbf{v}_n\}§svg§600§FALSE§</svg:desc><draw:g draw:style-name="gr2"><draw:path draw:style-name="gr30" draw:text-style-name="P12" svg:width="2.845cm" svg:height="0.376cm" svg:x="0.001cm" svg:y="0.023cm" svg:viewBox="0 0 2846 377" svg:d="M1424 377c-475 0-949 0-1424 0 0-126 0-251 0-377 949 0 1897 0 2846 0 0 126 0 251 0 377-474 0-948 0-1422 0z"><text:p/></draw:path><draw:path draw:style-name="gr31" draw:text-style-name="P13" svg:width="0.148cm" svg:height="0.42cm" svg:x="0.01cm" svg:y="0.001cm" svg:viewBox="0 0 149 421" svg:d="M89 56c0-16 11-44 56-46 3 0 4-3 4-5 0-5-4-5-7-5-44 0-82 22-82 53s0 64 0 96c0 17 0 30-17 43-14 14-31 14-39 15-3 0-4 1-4 5 0 3 2 3 6 3 28 3 48 16 53 37 1 4 1 5 1 21 0 28 0 55 0 83 0 18 0 31 20 47 17 13 45 18 62 18 3 0 7 0 7-5s-3-5-6-5c-28-1-48-16-53-36-1-5-1-5-1-20 0-29 0-59 0-89 0-20-4-27-17-39-10-8-22-13-34-15 35-11 51-30 51-55 0-33 0-67 0-101z"><text:p/></draw:path><draw:path draw:style-name="gr32" draw:text-style-name="P13" svg:width="0.233cm" svg:height="0.189cm" svg:x="0.201cm" svg:y="0.129cm" svg:viewBox="0 0 234 190" svg:d="M203 29c2-6 3-9 31-9 0-7 0-13 0-20-11 1-23 2-34 2-10 0-30-1-38-2 0 7 0 13 0 20 8 0 20 2 20 5-1 1-1 1-2 5-17 35-32 70-49 106-18-39-35-77-53-116 7 0 16 0 23 0 0-7 0-13 0-20-15 1-35 1-53 2-12 0-31-1-48-2 0 7 0 13 0 20 8 0 18 0 26 0 26 53 50 106 75 159 5 11 11 11 15 11 8 0 12-1 16-11 24-50 47-101 71-150z"><text:p/></draw:path><draw:path draw:style-name="gr33" draw:text-style-name="P13" svg:width="0.106cm" svg:height="0.195cm" svg:x="0.478cm" svg:y="0.185cm" svg:viewBox="0 0 107 196" svg:d="M66 8c0-8 0-8-8-8-20 18-46 18-58 18 0 4 0 7 0 11 7 0 26 0 43-9 0 51 0 101 0 152 0 10 0 13-30 13-3 0-7 0-11 0 0 4 0 7 0 11 5-1 41-1 52-1 10 0 47 0 53 1 0-4 0-7 0-11-4 0-7 0-11 0-30 0-30-3-30-13 0-55 0-109 0-164z"><text:p/></draw:path><draw:path draw:style-name="gr34" draw:text-style-name="P13" svg:width="0.048cm" svg:height="0.125cm" svg:x="0.672cm" svg:y="0.271cm" svg:viewBox="0 0 49 126" svg:d="M49 44c0-27-11-44-26-44s-23 11-23 23c0 11 8 21 23 21 5 0 9-1 14-4 1-2 1-2 3-2 0 3 0 0 0 6 0 32-15 56-29 70-5 4-4 6-4 7 0 3 1 5 4 5 5 0 38-32 38-82z"><text:p/></draw:path><draw:path draw:style-name="gr35" draw:text-style-name="P13" svg:width="0.233cm" svg:height="0.189cm" svg:x="0.834cm" svg:y="0.129cm" svg:viewBox="0 0 234 190" svg:d="M203 29c2-6 3-9 31-9 0-7 0-13 0-20-11 1-23 2-34 2-10 0-30-1-38-2 0 7 0 13 0 20 8 0 20 2 20 5-1 1-1 1-2 5-17 35-32 70-49 106-18-39-35-77-53-116 7 0 16 0 23 0 0-7 0-13 0-20-15 1-35 1-53 2-12 0-31-1-48-2 0 7 0 13 0 20 8 0 18 0 26 0 26 53 50 106 75 159 5 11 11 11 15 11 8 0 12-1 16-11 24-50 47-101 71-150z"><text:p/></draw:path><draw:path draw:style-name="gr36" draw:text-style-name="P13" svg:width="0.129cm" svg:height="0.195cm" svg:x="1.098cm" svg:y="0.185cm" svg:viewBox="0 0 130 196" svg:d="M130 142c-4 0-6 0-10 0-1 6-4 24-8 26-2 3-24 3-29 3-18 0-36 0-54 0 31-28 41-36 59-50 21-18 42-36 42-63 0-36-32-58-69-58s-61 25-61 53c0 14 12 16 16 16 6 0 15-5 15-16 0-5-2-16-18-16 10-20 29-26 43-26 30 0 45 23 45 47 0 25-18 45-28 56-24 23-47 46-71 70-2 2-2 4-2 12 41 0 80 0 121 0 3-18 6-36 9-54z"><text:p/></draw:path><draw:path draw:style-name="gr37" draw:text-style-name="P13" svg:width="0.048cm" svg:height="0.125cm" svg:x="1.304cm" svg:y="0.271cm" svg:viewBox="0 0 49 126" svg:d="M49 44c0-27-11-44-27-44-14 0-22 11-22 23 0 11 8 21 22 21 6 0 10-1 15-4 1-2 1-2 3-2 0 3 0 0 0 6 0 32-15 57-29 70-5 5-5 6-5 7 0 3 2 5 5 5 5 0 38-32 38-82z"><text:p/></draw:path><draw:path draw:style-name="gr38" draw:text-style-name="P13" svg:width="0.043cm" svg:height="0.043cm" svg:x="1.49cm" svg:y="0.271cm" svg:viewBox="0 0 44 44" svg:d="M44 23c0-13-9-23-21-23-13 0-23 10-23 23 0 12 10 21 23 21 12 0 21-9 21-21z"><text:p/></draw:path><draw:path draw:style-name="gr39" draw:text-style-name="P13" svg:width="0.043cm" svg:height="0.043cm" svg:x="1.677cm" svg:y="0.271cm" svg:viewBox="0 0 44 44" svg:d="M44 23c0-13-9-23-21-23s-23 10-23 23c0 12 11 21 23 21s21-9 21-21z"><text:p/></draw:path><draw:path draw:style-name="gr40" draw:text-style-name="P13" svg:width="0.045cm" svg:height="0.043cm" svg:x="1.864cm" svg:y="0.271cm" svg:viewBox="0 0 46 44" svg:d="M46 23c0-13-11-23-23-23s-23 10-23 23c0 12 11 21 23 21s23-9 23-21z"><text:p/></draw:path><draw:path draw:style-name="gr41" draw:text-style-name="P13" svg:width="0.049cm" svg:height="0.125cm" svg:x="2.052cm" svg:y="0.271cm" svg:viewBox="0 0 50 126" svg:d="M50 44c0-27-10-44-27-44-15 0-23 11-23 23 0 11 8 21 23 21 5 0 11-1 14-4 1-2 1-2 3-2 0 3 1 0 1 6 0 32-16 57-29 70-5 5-5 6-5 7 0 3 3 5 5 5 4 0 38-32 38-82z"><text:p/></draw:path><draw:path draw:style-name="gr42" draw:text-style-name="P13" svg:width="0.233cm" svg:height="0.189cm" svg:x="2.214cm" svg:y="0.129cm" svg:viewBox="0 0 234 190" svg:d="M203 29c2-6 5-9 31-9 0-7 0-13 0-20-11 1-24 2-34 2s-28-1-38-2c0 7 0 13 0 20 8 0 20 2 20 5-1 1 0 1-2 5-16 35-32 70-48 106-18-39-36-77-54-116 7 0 16 0 23 0 0-7 0-13 0-20-15 1-35 1-52 2-12 0-31-1-49-2 0 7 0 13 0 20 10 0 18 0 28 0 24 53 49 106 73 159 6 11 11 11 17 11 7 0 10-1 15-11 23-50 47-101 70-150z"><text:p/></draw:path><draw:path draw:style-name="gr43" draw:text-style-name="P13" svg:width="0.179cm" svg:height="0.131cm" svg:x="2.473cm" svg:y="0.25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44" draw:text-style-name="P13" svg:width="0.149cm" svg:height="0.42cm" svg:x="2.719cm" svg:y="0.001cm" svg:viewBox="0 0 150 421" svg:d="M61 364c0 17-11 45-57 47-3 0-4 2-4 5 0 5 5 5 8 5 41 0 81-21 81-53 0-31 0-64 0-96 0-17 0-30 17-44 15-12 31-12 40-13 2 0 4-1 4-3 0-5-2-5-7-5-28-3-48-17-53-39-1-3-1-5-1-20 0-28 0-55 0-83 0-18 0-31-21-47-16-13-45-18-60-18-3 0-8 0-8 5s2 5 7 5c27 1 47 15 53 36 1 4 1 4 1 20 0 29 0 59 0 89 0 19 3 27 17 40 8 8 20 13 32 17-34 9-49 27-49 51 0 34 0 68 0 101z"><text:p/></draw:path></draw:g></draw:g></text:span><text:span text:style-name="T5"><text:s/>must be an independent set. </text:span></text:p>
          <text:p text:style-name="P10"/>
        </text:list-item>
        <text:list-item>
          <text:p text:style-name="P10">(20%) Find a Cholesky Factorization of the following matrix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"><draw:g text:anchor-type="as-char" svg:y="-0.736cm" draw:z-index="5" draw:style-name="gr1"><svg:title>TexMaths</svg:title><svg:desc>12§inline§ \left[ 
\begin{array}{cc}
4 &amp; 6 \vspace{4pt}\\
6 &amp; 10
\end{array}
\right]§svg§600§FALSE§</svg:desc><draw:g draw:style-name="gr2"><draw:path draw:style-name="gr3" draw:text-style-name="P12" svg:width="1.804cm" svg:height="1.218cm" svg:x="0.001cm" svg:y="0.021cm" svg:viewBox="0 0 1805 1219" svg:d="M0 0c602 0 1203 0 1805 0 0 407 0 812 0 1219-602 0-1203 0-1805 0 0-407 0-812 0-1219z"><text:p/></draw:path><draw:path draw:style-name="gr4" draw:text-style-name="P13" svg:width="0.124cm" svg:height="1.261cm" svg:x="0.096cm" svg:y="0cm" svg:viewBox="0 0 125 1262" svg:d="M0 1262c42 0 83 0 125 0 0-8 0-18 0-26-34 0-66 0-100 0 0-403 0-807 0-1210 34 0 66 0 100 0 0-8 0-18 0-26-42 0-83 0-125 0 0 421 0 841 0 1262z"><text:p/></draw:path><draw:path draw:style-name="gr5" draw:text-style-name="P13" svg:width="0.186cm" svg:height="0.285cm" svg:x="0.447cm" svg:y="0.11cm" svg:viewBox="0 0 187 286" svg:d="M113 216c0 12 0 24 0 37 0 15-1 19-33 19-2 0-6 0-8 0 0 4 0 9 0 14 17-2 38-2 56-2s40 0 58 2c0-5 0-10 0-14-4 0-6 0-10 0-30 0-31-4-31-19 0-13 0-25 0-37 15 0 28 0 42 0 0-5 0-8 0-13-14 0-27 0-42 0 0-64 0-129 0-192 0-9 0-11-7-11-4 0-5 0-8 6-44 66-87 131-130 197 0 5 0 8 0 13 37 0 76 0 113 0zM115 203c-35 0-68 0-103 0 35-53 68-105 103-157 0 52 0 104 0 157z"><text:p/></draw:path><draw:path draw:style-name="gr6" draw:text-style-name="P13" svg:width="0.174cm" svg:height="0.289cm" svg:x="1.189cm" svg:y="0.116cm" svg:viewBox="0 0 175 290" svg:d="M38 143c0-4 0-7 0-11 0-106 52-121 74-121 9 0 27 2 37 17-6 0-23 0-23 19 0 13 10 19 19 19 6 0 19-4 19-20 0-26-19-46-54-46-54 0-110 55-110 148 0 112 49 142 88 142 46 0 87-39 87-96 0-52-38-93-85-93-28 0-43 21-52 42zM88 278c-27 0-39-25-41-31-9-20-9-54-9-61 0-34 14-76 52-76 7 0 26 0 40 27 7 15 7 37 7 57 0 21 0 41-7 57-12 25-33 27-42 27z"><text:p/></draw:path><draw:path draw:style-name="gr7" draw:text-style-name="P13" svg:width="0.174cm" svg:height="0.289cm" svg:x="0.453cm" svg:y="0.788cm" svg:viewBox="0 0 175 290" svg:d="M38 143c0-4 0-7 0-11 0-107 52-121 74-121 10 0 28 2 37 17-6 0-23 0-23 19 0 13 10 19 19 19 7 0 19-4 19-20 0-26-18-46-52-46-54 0-112 54-112 148 0 112 49 142 89 142 47 0 86-39 86-96 0-52-37-93-84-93-29 0-44 21-53 42zM89 278c-27 0-40-25-42-32-7-19-7-53-7-61 0-33 13-75 50-75 7 0 26 0 40 27 7 15 7 37 7 57 0 21 0 41-7 57-12 25-32 27-41 27z"><text:p/></draw:path><draw:path draw:style-name="gr8" draw:text-style-name="P13" svg:width="0.137cm" svg:height="0.28cm" svg:x="1.104cm" svg:y="0.788cm" svg:viewBox="0 0 138 281" svg:d="M86 11c0-10 0-11-9-11-27 26-64 26-77 26 0 5 0 9 0 14 8 0 32 0 55-11 0 73 0 145 0 218 0 16-1 21-39 21-5 0-9 0-14 0 0 3 0 8 0 13 15-1 52-1 69-1s53 0 67 1c0-5 0-10 0-13-5 0-8 0-13 0-37 0-39-5-39-21 0-79 0-157 0-236z"><text:p/></draw:path><draw:path draw:style-name="gr9" draw:text-style-name="P13" svg:width="0.176cm" svg:height="0.289cm" svg:x="1.294cm" svg:y="0.788cm" svg:viewBox="0 0 177 290" svg:d="M177 145c0-33-2-67-17-98-20-40-53-47-71-47-25 0-57 11-73 50-15 29-16 62-16 95s1 70 18 102c19 35 49 43 70 43 22 0 55-9 74-49 13-29 15-62 15-96zM88 281c-16 0-41-11-48-52-5-25-5-63-5-89s0-54 3-76c8-51 40-54 50-54 14 0 42 7 50 49 4 23 4 55 4 81 0 33 0 60-5 88-6 40-30 53-49 53z"><text:p/></draw:path><draw:path draw:style-name="gr10" draw:text-style-name="P13" svg:width="0.124cm" svg:height="1.261cm" svg:x="1.703cm" svg:y="0cm" svg:viewBox="0 0 125 1262" svg:d="M98 1236c-32 0-66 0-98 0 0 8 0 18 0 26 42 0 83 0 125 0 0-421 0-841 0-1262-42 0-83 0-125 0 0 8 0 18 0 26 32 0 66 0 98 0 0 403 0 807 0 1210z"><text:p/></draw:path></draw:g></draw:g>.</text:p>
                            </text:list-header>
                          </text:list>
                        </text:list-item>
                      </text:list>
                    </text:list-item>
                  </text:list>
                  <text:p text:style-name="P4"><text:span text:style-name="T4"><text:s/></text:span></text:p>
                </text:list-item>
              </text:list>
            </text:list-item>
          </text:list>
          <text:p text:style-name="P8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72cm" fo:margin-right="1.89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3-10-16T23:04:14.842000000</dc:date>
    <meta:editing-duration>PT35M13S</meta:editing-duration>
    <meta:editing-cycles>11</meta:editing-cycles>
    <meta:generator>LibreOffice/7.2.7.2$Windows_X86_64 LibreOffice_project/8d71d29d553c0f7dcbfa38fbfda25ee34cce99a2</meta:generator>
    <dc:subject>Linear Algebra Part I</dc:subject>
    <dc:title>Exercise 01 (Math for ML)</dc:title>
    <meta:document-statistic meta:table-count="0" meta:image-count="0" meta:object-count="0" meta:page-count="1" meta:paragraph-count="13" meta:word-count="55" meta:character-count="295" meta:non-whitespace-character-count="244"/>
  </office:meta>
</office:document-meta>
</file>